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4pt" officeooo:rsid="00080d3b" officeooo:paragraph-rsid="00080d3b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080d3b" style:font-size-asian="14pt" style:font-size-complex="14pt"/>
    </style:style>
    <style:style style:name="P3" style:family="paragraph" style:parent-style-name="Standard">
      <style:paragraph-properties fo:text-align="justify" style:justify-single-word="false" fo:break-before="page"/>
      <style:text-properties fo:color="#000000" officeooo:rsid="00093f6d" officeooo:paragraph-rsid="00093f6d"/>
    </style:style>
    <style:style style:name="P4" style:family="paragraph" style:parent-style-name="Standard">
      <style:paragraph-properties fo:text-align="justify" style:justify-single-word="false" fo:break-before="page"/>
      <style:text-properties fo:color="#000000" officeooo:rsid="00093f6d" officeooo:paragraph-rsid="00179295"/>
    </style:style>
    <style:style style:name="P5" style:family="paragraph" style:parent-style-name="Standard">
      <style:paragraph-properties fo:text-align="center" style:justify-single-word="false" fo:break-before="page"/>
      <style:text-properties fo:color="#000000" fo:font-size="14pt" officeooo:rsid="00080d3b" officeooo:paragraph-rsid="00179295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officeooo:rsid="00093f6d" officeooo:paragraph-rsid="00093f6d"/>
    </style:style>
    <style:style style:name="P7" style:family="paragraph" style:parent-style-name="Standard">
      <style:paragraph-properties fo:text-align="justify" style:justify-single-word="false"/>
      <style:text-properties fo:color="#000000" officeooo:rsid="00093f6d" officeooo:paragraph-rsid="000bd371"/>
    </style:style>
    <style:style style:name="P8" style:family="paragraph" style:parent-style-name="Standard">
      <style:paragraph-properties fo:text-align="justify" style:justify-single-word="false"/>
      <style:text-properties fo:color="#000000" officeooo:rsid="00093f6d" officeooo:paragraph-rsid="00179295"/>
    </style:style>
    <style:style style:name="P9" style:family="paragraph" style:parent-style-name="Standard">
      <style:paragraph-properties fo:text-align="justify" style:justify-single-word="false"/>
      <style:text-properties fo:color="#000000" officeooo:rsid="000b0397" officeooo:paragraph-rsid="00179295"/>
    </style:style>
    <style:style style:name="P10" style:family="paragraph" style:parent-style-name="Standard">
      <style:paragraph-properties fo:text-align="justify" style:justify-single-word="false"/>
      <style:text-properties fo:color="#000000" officeooo:rsid="000b096f" officeooo:paragraph-rsid="000b096f"/>
    </style:style>
    <style:style style:name="P11" style:family="paragraph" style:parent-style-name="Standard">
      <style:paragraph-properties fo:text-align="justify" style:justify-single-word="false"/>
      <style:text-properties fo:color="#000000" officeooo:rsid="000b096f" officeooo:paragraph-rsid="00179295"/>
    </style:style>
    <style:style style:name="P12" style:family="paragraph" style:parent-style-name="Standard">
      <style:paragraph-properties fo:text-align="justify" style:justify-single-word="false"/>
      <style:text-properties fo:color="#000000" officeooo:rsid="000bd371" officeooo:paragraph-rsid="000b0397"/>
    </style:style>
    <style:style style:name="P13" style:family="paragraph" style:parent-style-name="Standard">
      <style:paragraph-properties fo:text-align="justify" style:justify-single-word="false"/>
      <style:text-properties fo:color="#000000" officeooo:rsid="000bd371" officeooo:paragraph-rsid="000bd371"/>
    </style:style>
    <style:style style:name="P14" style:family="paragraph" style:parent-style-name="Standard">
      <style:paragraph-properties fo:text-align="justify" style:justify-single-word="false"/>
      <style:text-properties fo:color="#000000" officeooo:rsid="000bd371" officeooo:paragraph-rsid="00179295"/>
    </style:style>
    <style:style style:name="P15" style:family="paragraph" style:parent-style-name="Standard">
      <style:paragraph-properties fo:text-align="justify" style:justify-single-word="false"/>
      <style:text-properties fo:color="#000000" officeooo:rsid="00080d3b" officeooo:paragraph-rsid="00080d3b"/>
    </style:style>
    <style:style style:name="P16" style:family="paragraph" style:parent-style-name="Standard">
      <style:paragraph-properties fo:text-align="justify" style:justify-single-word="false"/>
      <style:text-properties fo:color="#000000" officeooo:rsid="00080d3b" officeooo:paragraph-rsid="00179295"/>
    </style:style>
    <style:style style:name="P17" style:family="paragraph" style:parent-style-name="Standard">
      <style:paragraph-properties fo:text-align="start" style:justify-single-word="false"/>
      <style:text-properties fo:color="#000000" fo:font-size="14pt" officeooo:rsid="00080d3b" officeooo:paragraph-rsid="0017929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paragraph-rsid="00179295" style:font-size-asian="14pt" style:font-size-complex="14pt"/>
    </style:style>
    <style:style style:name="T1" style:family="text">
      <style:text-properties officeooo:rsid="00080d3b"/>
    </style:style>
    <style:style style:name="T2" style:family="text">
      <style:text-properties officeooo:rsid="0009555a"/>
    </style:style>
    <style:style style:name="T3" style:family="text">
      <style:text-properties officeooo:rsid="000b0397"/>
    </style:style>
    <style:style style:name="T4" style:family="text">
      <style:text-properties officeooo:rsid="000b096f"/>
    </style:style>
    <style:style style:name="T5" style:family="text">
      <style:text-properties officeooo:rsid="000bd371"/>
    </style:style>
    <style:style style:name="T6" style:family="text">
      <style:text-properties officeooo:rsid="000eea7d"/>
    </style:style>
    <style:style style:name="T7" style:family="text">
      <style:text-properties officeooo:rsid="0016436d"/>
    </style:style>
    <style:style style:name="T8" style:family="text">
      <style:text-properties officeooo:rsid="0016da10"/>
    </style:style>
    <style:style style:name="T9" style:family="text">
      <style:text-properties officeooo:rsid="00179295"/>
    </style:style>
    <style:style style:name="T10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4</text:p>
      <text:p text:style-name="P17">Tasks:</text:p>
      <text:p text:style-name="P17"/>
      <text:p text:style-name="P18">Create table for following schema and insert suitable data into it:</text:p>
      <text:p text:style-name="P18"/>
      <text:p text:style-name="P18">1. Borrower(Roll<text:span text:style-name="T1">No</text:span>, Name, DateofIssue, NameofBook, Status)</text:p>
      <text:p text:style-name="P18">2. Fine(Roll<text:span text:style-name="T1">No</text:span>,Date,Amt)</text:p>
      <text:p text:style-name="P18"/>
      <text:p text:style-name="P18">Write a PL/SQL block of code to perform below operations:-</text:p>
      <text:p text:style-name="P18"/>
      <text:p text:style-name="P18">1. <text:s/>Accept roll_no &amp; name of book from user. (at present assign values to variables in program only)</text:p>
      <text:p text:style-name="P18">2. Check the number of days (from date of issue), if days are between 15 to 30 then fine amounts will be Rs 5per day. If no. of days&gt;30, per day fine will be Rs 50 per day &amp; for days less than 30, Rs. 5 per day. (Use Control structure).</text:p>
      <text:p text:style-name="P18">3. After submitting the book, change status (column in Borrower table) from I to R. (I-issue and R-return)</text:p>
      <text:p text:style-name="P18">4. If condition of fine is true, then details will be stored into fine table.</text:p>
      <text:p text:style-name="P16"><text:span text:style-name="T10">5. Write exception handling block as per requirement. (User defines and System defined exception)</text:span></text:p>
      <text:p text:style-name="P16"><text:span text:style-name="T10"/></text:p>
      <text:p text:style-name="P8"/>
      <text:p text:style-name="P8">Task 1</text:p>
      <text:p text:style-name="P8">create procedure getInfo(rollno int, <text:span text:style-name="T3">book</text:span>name varchar(<text:span text:style-name="T3">30</text:span>), <text:span text:style-name="T4">out issueDate date</text:span>)</text:p>
      <text:p text:style-name="P8">begin</text:p>
      <text:p text:style-name="P8"><text:span text:style-name="T4"><text:s text:c="2"/>select Borrower.DateOfIssue into issueDate </text:span></text:p>
      <text:p text:style-name="P8"><text:span text:style-name="T4"><text:s text:c="2"/>from Borrower</text:span></text:p>
      <text:p text:style-name="P11"><text:s text:c="2"/>where Borrower.<text:span text:style-name="T6">R</text:span>ollNo = rollno <text:span text:style-name="T5">And</text:span> Borrower.NameOfBook = bookname;</text:p>
      <text:p text:style-name="P8">end;</text:p>
      <text:p text:style-name="P8"><text:span text:style-name="T10">//</text:span></text:p>
      <text:p text:style-name="P8"><text:span text:style-name="T10"/></text:p>
      <text:p text:style-name="P8">Task 2</text:p>
      <text:p text:style-name="P8">create function calcFine(issueDate date, returnDate date)</text:p>
      <text:p text:style-name="P8">returns int deterministic</text:p>
      <text:p text:style-name="P8">begin</text:p>
      <text:p text:style-name="P8"><text:s text:c="2"/><text:span text:style-name="T2">declare fine int;</text:span></text:p>
      <text:p text:style-name="P8"><text:s text:c="2"/><text:span text:style-name="T2">declare days int;</text:span></text:p>
      <text:p text:style-name="P8"><text:s text:c="2"/><text:span text:style-name="T3">set </text:span>days = DateDiff(returnDate, issueDate);</text:p>
      <text:p text:style-name="P8"><text:s text:c="2"/>if days &lt; 15 then</text:p>
      <text:p text:style-name="P8"><text:s text:c="4"/><text:span text:style-name="T3">set fine = 0</text:span>;</text:p>
      <text:p text:style-name="P8"><text:s text:c="2"/>els<text:span text:style-name="T3">e</text:span>if days &lt;30 then</text:p>
      <text:p text:style-name="P8"><text:s text:c="4"/><text:span text:style-name="T3">set fine = 5*days</text:span>;</text:p>
      <text:p text:style-name="P8"><text:s text:c="2"/>else</text:p>
      <text:p text:style-name="P8"><text:s text:c="4"/><text:span text:style-name="T3">set fine = 50*days</text:span>;</text:p>
      <text:p text:style-name="P8"><text:s text:c="2"/>end if;</text:p>
      <text:p text:style-name="P8"><text:s text:c="2"/><text:span text:style-name="T2">return fine;</text:span></text:p>
      <text:p text:style-name="P8">end;</text:p>
      <text:p text:style-name="P8">//</text:p>
      <text:p text:style-name="P9"><text:soft-page-break/>Task 3</text:p>
      <text:p text:style-name="P14">create procedure updateStatus(rollno int, bookname varchar(30))</text:p>
      <text:p text:style-name="P14">begin</text:p>
      <text:p text:style-name="P14"><text:s text:c="2"/>update Borrower</text:p>
      <text:p text:style-name="P14"><text:s text:c="2"/>set Status = ‘R’</text:p>
      <text:p text:style-name="P14"><text:s text:c="2"/><text:span text:style-name="T4">where Borrower.rollNo = rollno </text:span>And<text:span text:style-name="T4"> Borrower.NameOfBook = bookname;</text:span></text:p>
      <text:p text:style-name="P14">end;</text:p>
      <text:p text:style-name="P14">//</text:p>
      <text:p text:style-name="P14"/>
      <text:p text:style-name="P14">Task 4</text:p>
      <text:p text:style-name="P14">create procedure returnBook(rollno int, bookname varchar(30))</text:p>
      <text:p text:style-name="P14">begin</text:p>
      <text:p text:style-name="P14"><text:s text:c="2"/>declare fine int;</text:p>
      <text:p text:style-name="P14"><text:s text:c="2"/>declare issueDate date;</text:p>
      <text:p text:style-name="P14"><text:s text:c="2"/><text:span text:style-name="T9">declare returnDate date;</text:span></text:p>
      <text:p text:style-name="P14"><text:s text:c="2"/><text:span text:style-name="T9">select CURDATE() into returnDate;</text:span></text:p>
      <text:p text:style-name="P14"><text:s text:c="2"/>call getInfo(rollno, bookname, issueDate);</text:p>
      <text:p text:style-name="P14"><text:s text:c="2"/><text:span text:style-name="T8">select issueDate;</text:span></text:p>
      <text:p text:style-name="P14"><text:s text:c="2"/>call updateStatus(rollno, bookname);</text:p>
      <text:p text:style-name="P14"><text:s text:c="2"/>set fine = 0;</text:p>
      <text:p text:style-name="P14"><text:s text:c="2"/>set fine = calcFine(issueDate, returnDate);</text:p>
      <text:p text:style-name="P14"><text:s text:c="2"/><text:span text:style-name="T7">select fine;</text:span></text:p>
      <text:p text:style-name="P14"><text:s text:c="2"/>if fine &gt; 0 then</text:p>
      <text:p text:style-name="P14"><text:s text:c="4"/>insert into Fine</text:p>
      <text:p text:style-name="P14"><text:s text:c="4"/>values(rollno, returnDate, fine);</text:p>
      <text:p text:style-name="P14"><text:s text:c="4"/>select Concat('Fine of ', fine, ' has been placed on ', rollno, ' for book ', bookname);</text:p>
      <text:p text:style-name="P14"><text:s text:c="2"/>end if;</text:p>
      <text:p text:style-name="P14">end;</text:p>
      <text:p text:style-name="P14"><text:span text:style-name="T10">//</text:span></text:p>
      <text:p text:style-name="P16"><text:span text:style-name="T10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2T12:22:13.694758907</meta:creation-date>
    <dc:date>2025-07-24T12:19:01.334443515</dc:date>
    <meta:editing-duration>PT54M1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326" meta:character-count="2095" meta:non-whitespace-character-count="1755"/>
  </office:meta>
</office:document-meta>
</file>